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solid" draw:fill-color="#e5e5e5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6cm" svg:stroke-color="#000000" draw:marker-start-width="0.184cm" draw:marker-end-width="0.184cm" draw:stroke-linejoin="miter" draw:fill="solid" draw:fill-color="#ffffff" fo:padding-top="0.155cm" fo:padding-bottom="0.155cm" fo:padding-left="0.28cm" fo:padding-right="0.28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round" draw:fill="solid" draw:fill-color="#ffffff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round" draw:fill="solid" draw:fill-color="#ffffff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textarea-horizontal-align="left" draw:auto-grow-width="true" fo:min-height="0.638cm" fo:min-width="0.00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637cm" fo:min-width="0.00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637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638cm" fo:min-width="0cm" fo:padding-top="0cm" fo:padding-bottom="0cm" fo:padding-left="0cm" fo:padding-right="0cm"/>
    </style:style>
    <style:style style:name="gr10" style:family="graphic" style:parent-style-name="standard">
      <style:graphic-properties draw:stroke="dash" draw:stroke-dash="Ultrafine_20_Dashed" svg:stroke-width="0.04cm" svg:stroke-color="#000000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2.363cm" svg:height="0.756cm" svg:x="1.877cm" svg:y="2.22cm" svg:viewBox="0 0 2364 757" draw:points="1182,757 0,757 0,0 2364,0 2364,757">
          <text:p/>
        </draw:polygon>
        <draw:polygon draw:style-name="gr2" draw:text-style-name="P1" draw:layer="layout" svg:width="2.363cm" svg:height="0.756cm" svg:x="1.877cm" svg:y="2.22cm" svg:viewBox="0 0 2364 757" draw:points="1182,757 0,757 0,0 2364,0 2364,757">
          <text:p text:style-name="P1"><text:span text:style-name="T1">Campaign</text:span></text:p>
        </draw:polygon>
        <draw:polygon draw:style-name="gr3" draw:layer="layout" svg:width="2.363cm" svg:height="0.756cm" svg:x="0.459cm" svg:y="4.219cm" svg:viewBox="0 0 2364 757" draw:points="1182,757 0,757 0,0 2364,0 2364,757">
          <text:p/>
        </draw:polygon>
        <draw:polygon draw:style-name="gr4" draw:text-style-name="P2" draw:layer="layout" svg:width="2.363cm" svg:height="0.756cm" svg:x="0.459cm" svg:y="4.219cm" svg:viewBox="0 0 2364 757" draw:points="1182,757 0,757 0,0 2364,0 2364,757">
          <text:p text:style-name="P1"><text:span text:style-name="T1">Milestone</text:span></text:p>
        </draw:polygon>
        <draw:polygon draw:style-name="gr3" draw:layer="layout" svg:width="2.363cm" svg:height="0.756cm" svg:x="3.362cm" svg:y="4.219cm" svg:viewBox="0 0 2364 757" draw:points="1182,757 0,757 0,0 2364,0 2364,757">
          <text:p/>
        </draw:polygon>
        <draw:polygon draw:style-name="gr4" draw:text-style-name="P2" draw:layer="layout" svg:width="2.363cm" svg:height="0.756cm" svg:x="3.362cm" svg:y="4.219cm" svg:viewBox="0 0 2364 757" draw:points="1182,757 0,757 0,0 2364,0 2364,757">
          <text:p text:style-name="P1"><text:span text:style-name="T1">Activity</text:span></text:p>
        </draw:polygon>
        <draw:line draw:style-name="gr5" draw:layer="layout" svg:x1="2.773cm" svg:y1="3.002cm" svg:x2="1.909cm" svg:y2="4.219cm">
          <text:p/>
        </draw:line>
        <draw:line draw:style-name="gr5" draw:layer="layout" svg:x1="4.263cm" svg:y1="4.219cm" svg:x2="3.358cm" svg:y2="3.002cm">
          <text:p/>
        </draw:line>
        <draw:polygon draw:style-name="gr1" draw:layer="layout" svg:width="2.363cm" svg:height="0.756cm" svg:x="6.325cm" svg:y="2.22cm" svg:viewBox="0 0 2364 757" draw:points="1182,757 0,757 0,0 2364,0 2364,757">
          <text:p/>
        </draw:polygon>
        <draw:polygon draw:style-name="gr2" draw:text-style-name="P1" draw:layer="layout" svg:width="2.363cm" svg:height="0.756cm" svg:x="6.325cm" svg:y="2.22cm" svg:viewBox="0 0 2364 757" draw:points="1182,757 0,757 0,0 2364,0 2364,757">
          <text:p text:style-name="P1"><text:span text:style-name="T1">Channel</text:span></text:p>
        </draw:polygon>
        <draw:polygon draw:style-name="gr3" draw:layer="layout" svg:width="2.363cm" svg:height="0.756cm" svg:x="6.325cm" svg:y="4.219cm" svg:viewBox="0 0 2364 757" draw:points="1182,757 0,757 0,0 2364,0 2364,757">
          <text:p/>
        </draw:polygon>
        <draw:polygon draw:style-name="gr4" draw:text-style-name="P1" draw:layer="layout" svg:width="2.363cm" svg:height="0.756cm" svg:x="6.325cm" svg:y="4.219cm" svg:viewBox="0 0 2364 757" draw:points="1182,757 0,757 0,0 2364,0 2364,757">
          <text:p text:style-name="P1"><text:span text:style-name="T1">Location</text:span></text:p>
        </draw:polygon>
        <draw:line draw:style-name="gr5" draw:layer="layout" svg:x1="7.507cm" svg:y1="3.002cm" svg:x2="7.507cm" svg:y2="4.219cm">
          <text:p/>
        </draw:line>
        <draw:polygon draw:style-name="gr3" draw:layer="layout" svg:width="2.363cm" svg:height="0.756cm" svg:x="3.384cm" svg:y="6.217cm" svg:viewBox="0 0 2364 757" draw:points="1182,757 0,757 0,0 2364,0 2364,757">
          <text:p/>
        </draw:polygon>
        <draw:polygon draw:style-name="gr4" draw:text-style-name="P1" draw:layer="layout" svg:width="2.363cm" svg:height="0.756cm" svg:x="3.384cm" svg:y="6.217cm" svg:viewBox="0 0 2364 757" draw:points="1182,757 0,757 0,0 2364,0 2364,757">
          <text:p text:style-name="P1"><text:span text:style-name="T1">Operation</text:span></text:p>
        </draw:polygon>
        <draw:line draw:style-name="gr5" draw:layer="layout" svg:x1="4.563cm" svg:y1="6.218cm" svg:x2="4.549cm" svg:y2="4.976cm">
          <text:p/>
        </draw:line>
        <draw:polygon draw:style-name="gr3" draw:layer="layout" svg:width="2.363cm" svg:height="0.756cm" svg:x="6.325cm" svg:y="6.217cm" svg:viewBox="0 0 2364 757" draw:points="1182,757 0,757 0,0 2364,0 2364,757">
          <text:p/>
        </draw:polygon>
        <draw:polygon draw:style-name="gr4" draw:text-style-name="P2" draw:layer="layout" svg:width="2.363cm" svg:height="0.756cm" svg:x="6.325cm" svg:y="6.217cm" svg:viewBox="0 0 2364 757" draw:points="1182,757 0,757 0,0 2364,0 2364,757">
          <text:p text:style-name="P1"><text:span text:style-name="T1">Location</text:span></text:p>
        </draw:polygon>
        <draw:line draw:style-name="gr5" draw:layer="layout" svg:x1="6.324cm" svg:y1="6.595cm" svg:x2="5.748cm" svg:y2="6.595cm">
          <text:p/>
        </draw:line>
        <draw:line draw:style-name="gr5" draw:layer="layout" svg:x1="5.726cm" svg:y1="4.597cm" svg:x2="6.324cm" svg:y2="4.597cm">
          <text:p/>
        </draw:line>
        <draw:frame draw:style-name="gr6" draw:layer="layout" svg:width="0.002cm" svg:height="0.937cm" svg:x="1.997cm" svg:y="2.215cm">
          <draw:text-box>
            <text:p/>
          </draw:text-box>
        </draw:frame>
        <draw:frame draw:style-name="gr7" draw:layer="layout" svg:width="0.002cm" svg:height="0.937cm" svg:x="0.579cm" svg:y="4.213cm">
          <draw:text-box>
            <text:p/>
          </draw:text-box>
        </draw:frame>
        <draw:frame draw:style-name="gr8" draw:layer="layout" svg:width="0.002cm" svg:height="0.937cm" svg:x="3.482cm" svg:y="4.213cm">
          <draw:text-box>
            <text:p/>
          </draw:text-box>
        </draw:frame>
        <draw:frame draw:style-name="gr9" draw:layer="layout" svg:width="0.002cm" svg:height="0.937cm" svg:x="6.444cm" svg:y="2.215cm">
          <draw:text-box>
            <text:p/>
          </draw:text-box>
        </draw:frame>
        <draw:frame draw:style-name="gr8" draw:layer="layout" svg:width="0.002cm" svg:height="0.937cm" svg:x="6.444cm" svg:y="4.213cm">
          <draw:text-box>
            <text:p/>
          </draw:text-box>
        </draw:frame>
        <draw:frame draw:style-name="gr6" draw:layer="layout" svg:width="0.002cm" svg:height="0.937cm" svg:x="3.504cm" svg:y="6.211cm">
          <draw:text-box>
            <text:p/>
          </draw:text-box>
        </draw:frame>
        <draw:frame draw:style-name="gr9" draw:layer="layout" svg:width="0.002cm" svg:height="0.937cm" svg:x="6.444cm" svg:y="6.211cm">
          <draw:text-box>
            <text:p/>
          </draw:text-box>
        </draw:frame>
        <draw:frame draw:style-name="gr6" draw:layer="layout" svg:width="0.002cm" svg:height="0.937cm" svg:x="9.711cm" svg:y="4.923cm">
          <draw:text-box>
            <text:p/>
          </draw:text-box>
        </draw:frame>
        <draw:custom-shape draw:style-name="gr10" draw:text-style-name="P1" draw:layer="layout" svg:width="4.763cm" svg:height="1.35cm" draw:transform="skewX (-0.000698131700797732) rotate (1.5707963267949) translate (9.15cm 7cm)">
          <text:p text:style-name="P1"><text:span text:style-name="T1">Hook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2" draw:layer="layout" svg:width="2.005cm" svg:height="0.721cm" svg:x="6.4cm" svg:y="0.779cm">
          <draw:text-box>
            <text:p><text:span text:style-name="T1">Medium</text:span></text:p>
          </draw:text-box>
        </draw:frame>
        <draw:frame draw:style-name="gr11" draw:text-style-name="P2" draw:layer="layout" svg:width="1.679cm" svg:height="0.721cm" svg:x="2.095cm" svg:y="0.779cm">
          <draw:text-box>
            <text:p><text:span text:style-name="T1">Action</text:span></text:p>
          </draw:text-box>
        </draw:frame>
        <draw:line draw:style-name="gr12" draw:text-style-name="P3" draw:layer="layout" svg:x1="6.1cm" svg:y1="0.7cm" svg:x2="6.1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dash22" draw:style="rect" draw:dots1="1" draw:dots1-length="0.141cm" draw:distance="0.14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99cm" fo:page-height="7.8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27T13:59:24.908119000</dc:date>
    <meta:generator>LibreOffice/4.1.5.3$MacOSX_x86 LibreOffice_project/1c1366bba2ba2b554cd2ca4d87c06da81c05d24</meta:generator>
    <meta:editing-duration>PT7M15S</meta:editing-duration>
    <meta:editing-cycles>3</meta:editing-cycles>
    <meta:document-statistic meta:object-count="32"/>
  </office:meta>
</office:document-meta>
</file>